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fo:font-weight="normal" officeooo:paragraph-rsid="0002e74b" style:font-weight-asian="normal" style:font-weight-complex="normal"/>
    </style:style>
    <style:style style:name="P2" style:family="paragraph" style:parent-style-name="Standard">
      <style:text-properties fo:font-weight="normal" officeooo:paragraph-rsid="00047b3d" style:font-weight-asian="normal" style:font-weight-complex="normal"/>
    </style:style>
    <style:style style:name="P3" style:family="paragraph" style:parent-style-name="Standard">
      <style:text-properties fo:font-style="italic" fo:font-weight="normal" officeooo:paragraph-rsid="00047b3d" style:font-style-asian="italic" style:font-weight-asian="normal" style:font-style-complex="italic" style:font-weight-complex="normal"/>
    </style:style>
    <style:style style:name="T1" style:family="text">
      <style:text-properties officeooo:rsid="00047b3d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2">Предлагаем вам скорректировать документацию на библиотеку (API).</text:span> </text:p>
      <text:p text:style-name="Standard"/>
      <text:p text:style-name="P1">Представьте рутинный процесс - нужно поправить документацию. При этом вы можете взаимодействовать с постановщиком/автором кода/текста: задать ему вопросы, если это важно для правки документации, или сформировать предложение и т.п. </text:p>
      <text:p text:style-name="P1"/>
      <text:p text:style-name="P2">Т.е. тестовое задание покрывает только одну фазу правки документации: в результате мы ожидаем исправленные версии обеих частей документации (в исходном формате) и список вопросов для обсуждения. </text:p>
      <text:p text:style-name="P3">В реальном процессе автор ответит на вопросы, и документация уйдёт на второй этап правок и т.д.</text:p>
      <text:p text:style-name="Standard"/>
      <text:p text:style-name="Standard">Технические вопросы по самому заданию можно задать независимо: к результатам они отношения не имеют. </text:p>
      <text:p text:style-name="Standard"/>
      <text:p text:style-name="Standard"/>
      <text:p text:style-name="Standard">Документация состоит из 2-х частей: </text:p>
      <text:p text:style-name="Standard">1. Программная документация API в коде - файл Serialization.hpp. </text:p>
      <text:p text:style-name="Standard">2. Общее описание библиотеки - файл Serialization.md. </text:p>
      <text:p text:style-name="Standard"/>
      <text:p text:style-name="Standard">Документация на код написана в нотации doxygen и имеет следующую структуру: </text:p>
      <text:p text:style-name="Standard">/// Название/общее описание функции. Тут можно ссылаться на параметры: ParametrA или </text:p>
      <text:p text:style-name="Standard">/// другие сущности: MyClass, в сгенерированной документации будут вставлены ссылки. </text:p>
      <text:p text:style-name="Standard">/// @param ParametrA Описание параметра a. </text:p>
      <text:p text:style-name="Standard">/// @param ParametrB Описание параметра b. </text:p>
      <text:p text:style-name="Standard">/// @return Что функция возвращает. 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5:04:53.594884625</meta:creation-date>
    <meta:generator>LibreOffice/7.6.3.2$MacOSX_AARCH64 LibreOffice_project/29d686fea9f6705b262d369fede658f824154cc0</meta:generator>
    <dc:date>2024-04-05T09:45:56.149178030</dc:date>
    <meta:editing-duration>PT11M4S</meta:editing-duration>
    <meta:editing-cycles>3</meta:editing-cycles>
    <meta:document-statistic meta:table-count="0" meta:image-count="0" meta:object-count="0" meta:page-count="1" meta:paragraph-count="14" meta:word-count="162" meta:character-count="1210" meta:non-whitespace-character-count="1049"/>
  </office:meta>
</office:document-meta>
</file>